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font-size="12pt" fo:language="en" fo:country="GB" fo:font-weight="bold" style:font-name-asian="Consolas" style:font-size-asian="12pt" style:font-weight-asian="bold" style:font-name-complex="Consolas" style:font-size-complex="12pt" style:font-weight-complex="bold"/>
    </style:style>
    <style:style style:name="P2" style:family="paragraph" style:parent-style-name="Standard">
      <style:text-properties fo:color="#000000" style:font-name="Calibri" fo:font-size="12pt" fo:language="en" fo:country="GB" style:font-name-asian="Consolas" style:font-size-asian="12pt" style:font-name-complex="Consolas" style:font-size-complex="12pt"/>
    </style:style>
    <style:style style:name="P3" style:family="paragraph" style:parent-style-name="Standard">
      <style:paragraph-properties style:text-autospace="none"/>
      <style:text-properties fo:color="#000000" style:font-name="Calibri" fo:font-size="12pt" style:font-name-asian="Consolas" style:font-size-asian="12pt" style:font-name-complex="Consolas" style:font-size-complex="12pt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style:font-size-asian="12pt" style:font-size-complex="12pt"/>
    </style:style>
    <style:style style:name="P6" style:family="paragraph" style:parent-style-name="Standard">
      <style:paragraph-properties style:text-autospace="none"/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margin-left="0cm" fo:margin-right="0cm" fo:widows="1" fo:text-indent="0cm" style:auto-text-indent="false"/>
    </style:style>
    <style:style style:name="P8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Calibri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Calibri" fo:font-size="12pt" fo:letter-spacing="normal" style:font-size-asian="12pt" style:font-size-complex="12pt"/>
    </style:style>
    <style:style style:name="P11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text-properties style:font-name="Calibri" fo:font-size="12pt" style:font-size-asian="12pt" style:font-size-complex="12pt"/>
    </style:style>
    <style:style style:name="P13" style:family="paragraph" style:parent-style-name="Standard" style:list-style-name="L2">
      <style:text-properties style:font-name="Calibri" fo:font-size="12pt" style:font-size-asian="12pt" style:font-size-complex="12pt"/>
    </style:style>
    <style:style style:name="P14" style:family="paragraph" style:parent-style-name="Standard" style:list-style-name="L3">
      <style:text-properties style:font-name="Calibri" fo:font-size="12pt" style:font-size-asian="12pt" style:font-size-complex="12pt"/>
    </style:style>
    <style:style style:name="P15" style:family="paragraph" style:parent-style-name="Standard" style:list-style-name="L5">
      <style:text-properties style:font-name="Calibri" fo:font-size="12pt" style:font-size-asian="12pt" style:font-size-complex="12pt"/>
    </style:style>
    <style:style style:name="P16" style:family="paragraph" style:parent-style-name="Standard" style:list-style-name="L6">
      <style:text-properties style:font-name="Calibri" fo:font-size="12pt" style:font-size-asian="12pt" style:font-size-complex="12pt"/>
    </style:style>
    <style:style style:name="P17" style:family="paragraph" style:parent-style-name="Standard" style:list-style-name="L7">
      <style:text-properties style:font-name="Calibri" fo:font-size="12pt" style:font-size-asian="12pt" style:font-size-complex="12pt"/>
    </style:style>
    <style:style style:name="P18" style:family="paragraph" style:parent-style-name="Standard" style:list-style-name="L8">
      <style:text-properties style:font-name="Calibri" fo:font-size="12pt" style:font-size-asian="12pt" style:font-size-complex="12pt"/>
    </style:style>
    <style:style style:name="P19" style:family="paragraph" style:parent-style-name="Standard" style:list-style-name="L4">
      <style:text-properties style:font-name="Calibri" fo:font-size="12pt" fo:language="en" fo:country="GB" style:font-size-asian="12pt" style:font-size-complex="12pt"/>
    </style:style>
    <style:style style:name="P20" style:family="paragraph" style:parent-style-name="Standard" style:list-style-name="L9">
      <style:text-properties fo:color="#000000" style:font-name="Calibri" fo:font-size="12pt" fo:language="en" fo:country="GB" fo:font-weight="bold" style:font-name-asian="Consolas" style:font-size-asian="12pt" style:font-weight-asian="bold" style:font-name-complex="Consolas" style:font-size-complex="12pt" style:font-weight-complex="bold"/>
    </style:style>
    <style:style style:name="P21" style:family="paragraph" style:parent-style-name="Standard">
      <style:text-properties fo:font-variant="normal" fo:text-transform="none" fo:color="#000000" style:font-name="Calibri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style:use-window-font-color="true" style:font-name="Calibri" fo:font-size="12pt" fo:letter-spacing="normal" fo:font-style="normal" fo:font-weight="bold" style:font-size-asian="12pt" style:font-size-complex="12pt"/>
    </style:style>
    <style:style style:name="P23" style:family="paragraph" style:parent-style-name="Standard">
      <style:text-properties fo:font-variant="normal" fo:text-transform="none" style:use-window-font-color="true" style:font-name="Calibri" fo:font-size="12pt" fo:letter-spacing="normal" fo:language="en" fo:country="GB" fo:font-style="normal" fo:font-weight="bold" style:font-size-asian="12pt" style:font-size-complex="12pt"/>
    </style:style>
    <style:style style:name="P24" style:family="paragraph" style:parent-style-name="Standard">
      <style:text-properties style:use-window-font-color="true" style:font-name="Calibri" fo:font-size="12pt" fo:font-weight="bold" fo:background-color="#ffff00" style:font-size-asian="12pt" style:font-weight-asian="bold" style:font-size-complex="12pt" style:font-weight-complex="bold"/>
    </style:style>
    <style:style style:name="P25" style:family="paragraph" style:parent-style-name="Standard"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text-properties style:use-window-font-color="true" style:font-name="Calibri" fo:font-size="12pt" style:font-size-asian="12pt" style:font-size-complex="12pt"/>
    </style:style>
    <style:style style:name="P27" style:family="paragraph" style:parent-style-name="Standard">
      <style:text-properties style:use-window-font-color="true" style:font-name="Calibri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0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b91af" style:font-name-asian="Consolas" style:font-name-complex="Consolas"/>
    </style:style>
    <style:style style:name="T3" style:family="text">
      <style:text-properties fo:color="#2b91af" fo:language="en" fo:country="GB" fo:font-weight="bold" style:font-name-asian="Consolas" style:font-weight-asian="bold" style:font-name-complex="Consolas" style:font-weight-complex="bold"/>
    </style:style>
    <style:style style:name="T4" style:family="text">
      <style:text-properties fo:color="#000000" style:font-name-asian="Consolas" style:font-name-complex="Consolas"/>
    </style:style>
    <style:style style:name="T5" style:family="text">
      <style:text-properties fo:color="#000000" fo:language="en" fo:country="GB" fo:font-weight="bold" style:font-name-asian="Consolas" style:font-weight-asian="bold" style:font-name-complex="Consolas" style:font-weight-complex="bold"/>
    </style:style>
    <style:style style:name="T6" style:family="text">
      <style:text-properties fo:color="#a31515" style:font-name-asian="Consolas" style:font-name-complex="Consolas"/>
    </style:style>
    <style:style style:name="T7" style:family="text">
      <style:text-properties fo:color="#0000ff" fo:language="en" fo:country="GB" fo:font-weight="bold" style:font-name-asian="Consolas" style:font-weight-asian="bold" style:font-name-complex="Consolas" style:font-weight-complex="bold"/>
    </style:style>
    <style:style style:name="T8" style:family="text">
      <style:text-properties fo:color="#0000ff" style:font-name-asian="Consolas" style:font-name-complex="Consolas"/>
    </style:style>
    <style:style style:name="T9" style:family="text">
      <style:text-properties fo:font-variant="normal" fo:text-transform="none" fo:color="#1f497d" fo:letter-spacing="normal" fo:font-style="normal" fo:font-weight="normal"/>
    </style:style>
    <style:style style:name="T10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use-window-font-color="true" style:font-name="Calibri" fo:font-size="12pt" fo:letter-spacing="normal" fo:language="en" fo:country="GB" fo:font-style="normal" fo:font-weight="bold" style:font-size-asian="12pt" style:font-size-complex="12pt"/>
    </style:style>
    <style:style style:name="T12" style:family="text">
      <style:text-properties fo:font-variant="normal" fo:text-transform="none" style:use-window-font-color="true" style:font-name="Calibri" fo:font-size="12pt" fo:letter-spacing="normal" fo:font-style="normal" fo:font-weight="bold" style:font-size-asian="12p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L <text:s/>:(SQL Insert/Update) using SQL Commands</text:p>
      <text:p text:style-name="P4"/>
      <text:p text:style-name="P5"><text:span text:style-name="T1">Issues</text:span>:</text:p>
      <text:list xml:id="list8870331747654568110" text:style-name="L1">
        <text:list-item>
          <text:p text:style-name="P12">Datetime conversion issue due to different format from url passed as parameter </text:p>
        </text:list-item>
      </text:list>
      <text:list xml:id="list4623169578880724382" text:style-name="L2">
        <text:list-header>
          <text:p text:style-name="P13"/>
        </text:list-header>
      </text:list>
      <text:p text:style-name="P5"><text:span text:style-name="T1">Analysis</text:span>:</text:p>
      <text:list xml:id="list3149227402972870074" text:style-name="L3">
        <text:list-item>
          <text:p text:style-name="P14">We tried with various possible conversion methods but still we faced same issue in various cases of different formats.</text:p>
          <text:p text:style-name="P14"/>
        </text:list-item>
      </text:list>
      <text:p text:style-name="P5"><text:span text:style-name="T1">Solution</text:span>:</text:p>
      <text:list xml:id="list6453600449156258029" text:style-name="L4">
        <text:list-item>
          <text:p text:style-name="P19">Finally, as discussed with Jitendra we finalized format as mm-dd-yyyy to pass as input in browser url so that we can convert date using en-us format as below :</text:p>
        </text:list-item>
        <text:list-item>
          <text:p text:style-name="P19"><text:span text:style-name="T2">Convert</text:span><text:span text:style-name="T4">.ToDateTime(startDate, </text:span><text:span text:style-name="T2">CultureInfo</text:span><text:span text:style-name="T4">.CreateSpecificCulture(</text:span><text:span text:style-name="T6">"en-US"</text:span><text:span text:style-name="T4">)) </text:span></text:p>
        </text:list-item>
      </text:list>
      <text:p text:style-name="P2"/>
      <text:p text:style-name="P1">DAL <text:s/>:(SQL Insert/Update) using Entity Framework :</text:p>
      <text:p text:style-name="P1"/>
      <text:p text:style-name="P5"><text:span text:style-name="T1">Issue</text:span>:</text:p>
      <text:list xml:id="list2122900098075126703" text:style-name="L5">
        <text:list-item>
          <text:p text:style-name="P15">Unable to update sql through DTO classes due to error raising that DTO class &amp; sql table are not matched &amp; model is not part of <text:s/>dbcontext.</text:p>
        </text:list-item>
      </text:list>
      <text:list xml:id="list7299804714725543936" text:style-name="L6">
        <text:list-header>
          <text:p text:style-name="P16"/>
        </text:list-header>
      </text:list>
      <text:p text:style-name="P5"><text:span text:style-name="T1">Analysis</text:span>:</text:p>
      <text:list xml:id="list6063122862749411750" text:style-name="L7">
        <text:list-item>
          <text:p text:style-name="P17">We found that inspite of attributes sets in <text:s/>Modal class entity framework was not able to map modal with sql table</text:p>
          <text:p text:style-name="P17"/>
        </text:list-item>
      </text:list>
      <text:p text:style-name="P5"><text:span text:style-name="T1">Solution</text:span>:</text:p>
      <text:list xml:id="list1451829008590382444" text:style-name="L8">
        <text:list-item>
          <text:p text:style-name="P18"><text:span text:style-name="T5">We add mapping of modal classes in DBContext class in </text:span><text:span text:style-name="T4">OnModelCreating</text:span><text:span text:style-name="T5"> event as below:</text:span></text:p>
        </text:list-item>
      </text:list>
      <text:p text:style-name="P1"><text:tab/></text:p>
      <text:p text:style-name="P5"><text:span text:style-name="T5"><text:s text:c="6"/></text:span><text:span text:style-name="T7">protected</text:span><text:span text:style-name="T5"> </text:span><text:span text:style-name="T7">override</text:span><text:span text:style-name="T5"> </text:span><text:span text:style-name="T7">void</text:span><text:span text:style-name="T5"> OnModelCreating(</text:span><text:span text:style-name="T3">DbModelBuilder</text:span><text:span text:style-name="T5"> modelBuilder)</text:span></text:p>
      <text:p text:style-name="P3"><text:s text:c="8"/>{</text:p>
      <text:p text:style-name="P6"><text:span text:style-name="T4"><text:s text:c="12"/></text:span><text:span text:style-name="T8">base</text:span><text:span text:style-name="T4">.OnModelCreating(modelBuilder);</text:span></text:p>
      <text:p text:style-name="P6"><text:span text:style-name="T4"><text:s text:c="12"/>modelBuilder.Entity&lt;DTO.</text:span><text:span text:style-name="T2">Customer</text:span><text:span text:style-name="T4">&gt;().ToTable(</text:span><text:span text:style-name="T6">"customers"</text:span><text:span text:style-name="T4">);</text:span></text:p>
      <text:p text:style-name="P3"><text:s text:c="8"/>}</text:p>
      <text:p text:style-name="P1"/>
      <text:p text:style-name="P1">Front End – PCL – Working with payment gateway(AuthorizeNet) :</text:p>
      <text:p text:style-name="P1"/>
      <text:p text:style-name="P1">Issues :</text:p>
      <text:list xml:id="list5903457948918617873" text:style-name="L9">
        <text:list-item>
          <text:p text:style-name="P20">Unable to generate token for transaction due to security protocol issues.</text:p>
        </text:list-item>
      </text:list>
      <text:p text:style-name="P1"/>
      <text:p text:style-name="P1"><text:tab/>Error Url : "<text:a xlink:type="simple" xlink:href="https://sandbox.payfabric.com/Payment/API/token/create" text:style-name="Internet_20_link" text:visited-style-name="Visited_20_Internet_20_Link">https://sandbox.payfabric.com/Payment/API/token/create</text:a>"</text:p>
      <text:p text:style-name="P1"><text:tab/>Authorization Key : <text:span text:style-name="T13">a3eef35e-02d9-48f8-977c-cc0dc8df1cb6|1rivet123</text:span></text:p>
      <text:p text:style-name="P1"/>
      <text:p text:style-name="P5"><text:span text:style-name="T5">Analysis : </text:span><text:span text:style-name="T9">Any calls made to sandbox Payfabric will require TLS1.2 <text:s/>protocol enabled</text:span> </text:p>
      <text:p text:style-name="P5"/>
      <text:p text:style-name="P4">Solution :</text:p>
      <text:p text:style-name="P21">Enabling TLS 1.2</text:p>
      <text:p text:style-name="P8">TLS 1.2 is not enabled by default on Windows Server 2008 R2 or Windows 7. The below Microsoft article contains information on how to enable this protocol.</text:p>
      <text:p text:style-name="P8"/>
      <text:p text:style-name="P7"><text:soft-page-break/><text:a xlink:type="simple" xlink:href="https://technet.microsoft.com/en-us/library/dn786418.aspx%23BKMK_SchannelTR_TLS12" office:target-frame-name="_blank" xlink:show="new" text:style-name="Internet_20_link" text:visited-style-name="Visited_20_Internet_20_Link"><text:span text:style-name="T10">https://technet.microsoft.com/en-us/library/dn786418.aspx#BKMK_SchannelTR_TLS12</text:span></text:a></text:p>
      <text:p text:style-name="P10"/>
      <text:p text:style-name="P9">Tool</text:p>
      <text:p text:style-name="P7"><text:span text:style-name="T10">You can also use this tool TLS1.2 <text:s/></text:span><text:a xlink:type="simple" xlink:href="https://www.nartac.com/Products/IISCrypto" office:target-frame-name="_blank" xlink:show="new" text:style-name="Internet_20_link" text:visited-style-name="Visited_20_Internet_20_Link">https://www.nartac.com/Products/IISCrypto</text:a></text:p>
      <text:p text:style-name="P7"><text:a xlink:type="simple" xlink:href="https://stackoverflow.com/questions/28286086/default-securityprotocol-in-net-4-5" office:target-frame-name="_blank" xlink:show="new" text:style-name="Internet_20_link" text:visited-style-name="Visited_20_Internet_20_Link"><text:span text:style-name="T10">https://stackoverflow.com/questions/28286086/default-securityprotocol-in-net-4-5</text:span></text:a></text:p>
      <text:p text:style-name="P5">Also use below code to set protocol for TLS</text:p>
      <text:p text:style-name="P5"/>
      <text:p text:style-name="P24">ServicePointManager.SecurityProtocol = SecurityProtocolType.Tls|SecurityProtocolType.Tls11|SecurityProtocolType.Tls12;</text:p>
      <text:p text:style-name="P5"/>
      <text:p text:style-name="P4">Note : This line of code is not supported in Xamarin Portable Class Library so protocol setting code is executed in indivisual App android &amp; ios.</text:p>
      <text:p text:style-name="P5"/>
      <text:list xml:id="list4949367603690635228" text:style-name="L10">
        <text:list-header>
          <text:p text:style-name="P28"><text:span text:style-name="T15">2. Token Generation : “ </text:span><text:span text:style-name="T16">The remote server returned an error: (401) Unauthorized.</text:span><text:span text:style-name="T15">” while generating token for transaction </text:span></text:p>
        </text:list-header>
      </text:list>
      <text:p text:style-name="P5"/>
      <text:p text:style-name="Standard"><text:span text:style-name="T15"><text:tab/>Error Url : </text:span><text:span text:style-name="T14">"</text:span><text:a xlink:type="simple" xlink:href="https://sandbox.payfabric.com/Payment/API/token/create" text:style-name="Internet_20_link" text:visited-style-name="Visited_20_Internet_20_Link"><text:span text:style-name="T14">https://sandbox.payfabric.com/Payment/API/token/create</text:span></text:a><text:span text:style-name="T14">"</text:span></text:p>
      <text:p text:style-name="P1"><text:tab/>Authorization Key : <text:span text:style-name="T13">a3eef35e-02d9-48f8-977c-cc0dc8df1cb6|1rivet123</text:span></text:p>
      <text:p text:style-name="P1"/>
      <text:p text:style-name="P5"><text:span text:style-name="T1">Analysis</text:span> : As per source code provided in git lab for <text:s/>Nodus/Payfabric <text:s/>urls are different as per different source version.</text:p>
      <text:p text:style-name="P5"/>
      <text:p text:style-name="P5"><text:span text:style-name="T1">Solution</text:span> : Url is different for token generation as per device id &amp; password using with given source code.</text:p>
      <text:p text:style-name="P5"/>
      <text:p text:style-name="P22">Above <text:s/>URL is for PayFabric version 3.0. To use sandbox account and JK Moving’s production PayFbric [v2.0], then the correct URL would</text:p>
      <text:p text:style-name="Standard"><text:span text:style-name="T12"><text:s/>be: </text:span><text:a xlink:type="simple" xlink:href="https://sandbox.payfabric.com/v2/rest/api/token/create" text:style-name="Internet_20_link" text:visited-style-name="Visited_20_Internet_20_Link"><text:span text:style-name="T11">https://sandbox.payfabric.com/v2/rest/api/token/create</text:span></text:a></text:p>
      <text:p text:style-name="P23"/>
      <text:p text:style-name="Standard"><text:span text:style-name="T11">Note : </text:span><text:span text:style-name="T12">reference documentation for v2:</text:span><text:a xlink:type="simple" xlink:href="https://github.com/PayFabric/APIs/tree/v2" text:style-name="Internet_20_link" text:visited-style-name="Visited_20_Internet_20_Link"><text:span text:style-name="T11">https://github.com/PayFabric/APIs/tree/v2</text:span></text:a><text:span text:style-name="T12">)</text:span></text:p>
      <text:p text:style-name="P26"/>
      <text:p text:style-name="P26"/>
      <text:p text:style-name="P25">Move Details (Move DTO) – Date : 12-02-2018</text:p>
      <text:p text:style-name="P25"/>
      <text:p text:style-name="P25">1.Add new properties to Move Model :</text:p>
      <text:p text:style-name="P27"/>
      <text:p text:style-name="P27"><text:s text:c="8"/>public string MoveDetails_PackStartDate { get; set; } <text:s text:c="14"/>//jkmoving_packfrom</text:p>
      <text:p text:style-name="P27"><text:s text:c="8"/>public string MoveDetails_LoadStartDate { get; set; } <text:s text:c="14"/>//jkmoving_loadfrom</text:p>
      <text:p text:style-name="P27"><text:s text:c="8"/>public string MoveDetails_DeliveryStartDate { get; set; } <text:s text:c="10"/>//jkmoving_deliveryfrom</text:p>
      <text:p text:style-name="P27"><text:s text:c="8"/>public string MoveDetails_DeliveryEndDate { get; set; } <text:s text:c="12"/>//jkmoving_deliveryto</text:p>
      <text:p text:style-name="P27"/>
      <text:p text:style-name="P25">2.Rename property names :</text:p>
      <text:p text:style-name="P25"><text:s/><text:span text:style-name="T13"><text:s/>LoadStartDate --&gt; MoveStartDate</text:span></text:p>
      <text:p text:style-name="P27"><text:s text:c="2"/>LoadEndDate --&gt; MoveEndDate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8T14:52:36.58</meta:creation-date>
    <dc:date>2018-02-12T12:07:04.07</dc:date>
    <meta:editing-duration>PT2H46M15S</meta:editing-duration>
    <meta:editing-cycles>21</meta:editing-cycles>
    <meta:generator>OpenOffice/4.1.5$Win32 OpenOffice.org_project/415m1$Build-9789</meta:generator>
    <meta:document-statistic meta:table-count="0" meta:image-count="0" meta:object-count="0" meta:page-count="2" meta:paragraph-count="54" meta:word-count="439" meta:character-count="3531"/>
  </office:meta>
</office:document-meta>
</file>